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A9FEDF22CD.png" manifest:media-type="image/png"/>
  <manifest:file-entry manifest:full-path="Pictures/1000000000000898000003D3FF0A17C4.jpg" manifest:media-type="image/jpeg"/>
  <manifest:file-entry manifest:full-path="Pictures/10000000000001400000005283187893.png" manifest:media-type="image/png"/>
  <manifest:file-entry manifest:full-path="Pictures/10000201000001850000005F053C1D7D.png" manifest:media-type="image/png"/>
  <manifest:file-entry manifest:full-path="Pictures/100065AC00008D1C00004F606480A9D8.svg" manifest:media-type="image/svg+xml"/>
  <manifest:file-entry manifest:full-path="Pictures/100002010000013D00000047F2A519B5.png" manifest:media-type="image/png"/>
  <manifest:file-entry manifest:full-path="Pictures/10000201000001CF000001C4AE2CB995.png" manifest:media-type="image/png"/>
  <manifest:file-entry manifest:full-path="Pictures/10000201000003AF00000212F6B78917.png" manifest:media-type="image/png"/>
  <manifest:file-entry manifest:full-path="Pictures/100002010000014600000025542FA3CD.png" manifest:media-type="image/png"/>
  <manifest:file-entry manifest:full-path="Pictures/1000547E000021BC000003DC6C8D2DE9.svg" manifest:media-type="image/svg+xml"/>
  <manifest:file-entry manifest:full-path="Pictures/1000020100000308000002854373BB07.png" manifest:media-type="image/png"/>
  <manifest:file-entry manifest:full-path="Pictures/10000201000004710000022117FE0093.png" manifest:media-type="image/png"/>
  <manifest:file-entry manifest:full-path="Pictures/100058740000584E0000496CDEAAD61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4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solid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 xml:id="id1" draw:id="id1">
        <draw:frame draw:name="eldarion.svg" draw:style-name="gr1" draw:text-style-name="P1" draw:layer="layout" svg:width="22.605cm" svg:height="18.795cm" svg:x="2.75cm" svg:y="1.142cm">
          <draw:image xlink:href="Pictures/100058740000584E0000496CDEAAD61E.svg" xlink:type="simple" xlink:show="embed" xlink:actuate="onLoad">
            <text:p/>
          </draw:image>
          <draw:image xlink:href="Pictures/1000020100000308000002854373BB07.png" xlink:type="simple" xlink:show="embed" xlink:actuate="onLoad"/>
        </draw:frame>
        <anim:par presentation:node-type="timing-root">
          <anim:par smil:begin="id1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xml:id="id2" draw:id="id2">
        <office:forms form:automatic-focus="false" form:apply-design-mode="false"/>
        <draw:frame draw:style-name="gr1" draw:text-style-name="P1" draw:layer="layout" svg:width="25.4cm" svg:height="12.167cm" svg:x="1.3cm" svg:y="4.417cm">
          <draw:image xlink:href="Pictures/10000201000004710000022117FE009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" draw:id="id3">
        <draw:frame draw:style-name="gr1" draw:text-style-name="P1" draw:layer="layout" svg:width="25.4cm" svg:height="2.896cm" svg:x="1.3cm" svg:y="9.052cm">
          <draw:image xlink:href="Pictures/1000547E000021BC000003DC6C8D2DE9.svg" xlink:type="simple" xlink:show="embed" xlink:actuate="onLoad">
            <text:p/>
          </draw:image>
          <draw:image xlink:href="Pictures/100002010000014600000025542FA3CD.png" xlink:type="simple" xlink:show="embed" xlink:actuate="onLoad"/>
        </draw:frame>
        <anim:par presentation:node-type="timing-root">
          <anim:par smil:begin="id3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4" draw:id="id4">
        <draw:frame draw:style-name="gr1" draw:text-style-name="P1" draw:layer="layout" svg:width="17.78cm" svg:height="17.323cm" svg:x="5.11cm" svg:y="1.839cm">
          <draw:image xlink:href="Pictures/10000201000001CF000001C4AE2CB99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xml:id="id5" draw:id="id5">
        <draw:frame draw:style-name="gr1" draw:text-style-name="P1" draw:layer="layout" svg:width="25.4cm" svg:height="5.664cm" svg:x="1.3cm" svg:y="7.948cm">
          <draw:image xlink:href="Pictures/100002010000013D00000047F2A519B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xml:id="id6" draw:id="id6">
        <draw:frame draw:style-name="gr1" draw:text-style-name="P1" draw:layer="layout" svg:width="25.4cm" svg:height="6.198cm" svg:x="1.3cm" svg:y="7.401cm">
          <draw:image xlink:href="Pictures/10000201000001850000005F053C1D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xml:id="id7" draw:id="id7">
        <draw:frame draw:style-name="gr1" draw:text-style-name="P1" draw:layer="layout" svg:width="25.4cm" svg:height="6.477cm" svg:x="1.3cm" svg:y="7.579cm">
          <draw:image xlink:href="Pictures/1000000000000140000000528318789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xml:id="id8" draw:id="id8">
        <draw:frame draw:style-name="gr1" draw:text-style-name="P1" draw:layer="layout" svg:width="25.4cm" svg:height="7.137cm" svg:x="1.3cm" svg:y="6.932cm">
          <draw:image xlink:href="Pictures/1000020100000258000000A9FEDF22C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xml:id="id9" draw:id="id9">
        <draw:frame draw:style-name="gr1" draw:text-style-name="P1" draw:layer="layout" svg:width="27.999cm" svg:height="12.458cm" svg:x="0.053cm" svg:y="4.311cm">
          <draw:image xlink:href="Pictures/1000000000000898000003D3FF0A17C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office:forms form:automatic-focus="false" form:apply-design-mode="false"/>
        <draw:frame draw:style-name="gr3" draw:text-style-name="P3" draw:layer="layout" svg:width="27.999cm" svg:height="15.749cm" svg:x="0.053cm" svg:y="2.665cm">
          <draw:image xlink:href="Pictures/100065AC00008D1C00004F606480A9D8.svg" xlink:type="simple" xlink:show="embed" xlink:actuate="onLoad">
            <text:p/>
          </draw:image>
          <draw:image xlink:href="Pictures/10000201000003AF00000212F6B78917.png" xlink:type="simple" xlink:show="embed" xlink:actuate="onLoad"/>
        </draw:frame>
        <anim:par presentation:node-type="timing-root">
          <anim:par smil:begin="id10.begin">
            <anim:transitionFilter smil:dur="2s" smil:type="random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1:20:32.125990344</meta:creation-date>
    <meta:editing-duration>PT30M2S</meta:editing-duration>
    <meta:editing-cycles>6</meta:editing-cycles>
    <meta:generator>LibreOffice/4.4.2.2$Linux_X86_64 LibreOffice_project/40m0$Build-2</meta:generator>
    <dc:date>2015-07-09T13:00:57.694678177</dc:date>
    <meta:document-statistic meta:object-count="51"/>
  </office:meta>
</office:document-meta>
</file>